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ingResponseBodyReturnValueHandlerTests.response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reamingResponseBodyReturnValue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Controller.handleResponse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ingResponseBodyReturnValueHandlerTests.responseEntityNoCont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eamingResponseBodyReturnValueHandlerTests.supports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Controller.handleResponseEntityParameter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ingResponseBodyReturnValueHandlerTests.returnType( Class &lt; ? &gt; clazz ,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eamingResponseBodyReturnValueHandlerTests.streamingResponse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Controller.handleResponseEntit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ingResponseBodyReturnValueHandlerTests.responseEntityWithHeadersAndNoCont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